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5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2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7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0000" style:text-line-through-type="single" style:text-line-through-style="solid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0000" style:text-line-through-type="single" style:text-line-through-style="solid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1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draw:fill="none" draw:stroke="dash" draw:stroke-dash="a566" svg:stroke-width="0.02778in" svg:stroke-color="#000000" svg:stroke-opacity="100%" draw:stroke-linejoin="miter"/>
    </style:style>
    <style:style style:family="paragraph" style:name="a42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9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2778in" svg:stroke-color="#385d8a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85">
      <style:graphic-properties draw:fill="none" draw:stroke="dash" draw:stroke-dash="a384" svg:stroke-width="0.02778in" svg:stroke-color="#000000" svg:stroke-opacity="100%" draw:stroke-linejoin="miter"/>
    </style:style>
    <style:style style:family="paragraph" style:name="a433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draw:fill="none" draw:stroke="dash" draw:stroke-dash="a386" svg:stroke-width="0.02778in" svg:stroke-color="#000000" svg:stroke-opacity="100%" draw:stroke-linejoin="miter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none" draw:stroke="dash" draw:stroke-dash="a589" svg:stroke-width="0.02778in" svg:stroke-color="#000000" svg:stroke-opacity="100%" draw:stroke-linejoin="miter"/>
    </style:style>
    <style:style style:family="text" style:name="a5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4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66" draw:style-name="a380" draw:master-page-name="Master1-Layout2-obj-Title-and-Content" presentation:presentation-page-layout-name="Master1-PPL2" draw:id="Slide-621">
        <draw:custom-shape svg:x="1.83716in" svg:y="2.88376in" svg:width="9.71194in" svg:height="0.70874in" draw:id="id63" draw:style-name="a383" draw:name="Pfeil nach rechts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8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type="line" svg:x1="3.51671in" svg:y1="2.01752in" svg:x2="3.51671in" svg:y2="5.48248in" draw:id="id64" draw:style-name="a385" draw:name="Gerade Verbindung 7">
          <svg:title/>
          <svg:desc/>
        </draw:connector>
        <draw:connector draw:type="line" svg:x1="7.21791in" svg:y1="2.01752in" svg:x2="7.21791in" svg:y2="5.48248in" draw:id="id65" draw:style-name="a387" draw:name="Gerade Verbindung 8">
          <svg:title/>
          <svg:desc/>
        </draw:connector>
        <draw:frame draw:id="id66" draw:style-name="a390" draw:name="Textfeld 14" svg:x="1.62674in" svg:y="2.25377in" svg:width="1.93398in" svg:height="0.70683in">
          <draw:text-box>
            <text:p text:style-name="a389" text:class-names="" text:cond-style-name=""><text:span text:style-name="a388" text:class-names="">C++98</text:span></text:p>
          </draw:text-box>
          <svg:title/>
          <svg:desc/>
        </draw:frame>
        <draw:frame draw:id="id67" draw:style-name="a393" draw:name="Textfeld 15" svg:x="3.55146in" svg:y="2.25377in" svg:width="1.93398in" svg:height="0.70683in">
          <draw:text-box>
            <text:p text:style-name="a392" text:class-names="" text:cond-style-name=""><text:span text:style-name="a391" text:class-names="">C++11</text:span></text:p>
          </draw:text-box>
          <svg:title/>
          <svg:desc/>
        </draw:frame>
        <draw:frame draw:id="id68" draw:style-name="a396" draw:name="Textfeld 16" svg:x="7.78425in" svg:y="2.33252in" svg:width="1.16614in" svg:height="0.43756in">
          <draw:text-box>
            <text:p text:style-name="a395" text:class-names="" text:cond-style-name=""><text:span text:style-name="a394" text:class-names="">C++17</text:span></text:p>
          </draw:text-box>
          <svg:title/>
          <svg:desc/>
        </draw:frame>
        <draw:frame draw:id="id69" draw:style-name="a399" draw:name="Textfeld 18" svg:x="2.46717in" svg:y="3.06476in" svg:width="0.63671in" svg:height="0.33659in">
          <draw:text-box>
            <text:p text:style-name="a398" text:class-names="" text:cond-style-name=""><text:span text:style-name="a397" text:class-names="">1998</text:span></text:p>
          </draw:text-box>
          <svg:title/>
          <svg:desc/>
        </draw:frame>
        <draw:frame draw:id="id70" draw:style-name="a402" draw:name="Textfeld 19" svg:x="4.13998in" svg:y="3.06476in" svg:width="0.63671in" svg:height="0.33659in">
          <draw:text-box>
            <text:p text:style-name="a401" text:class-names="" text:cond-style-name=""><text:span text:style-name="a400" text:class-names="">2011</text:span></text:p>
          </draw:text-box>
          <svg:title/>
          <svg:desc/>
        </draw:frame>
        <draw:frame draw:id="id71" draw:style-name="a405" draw:name="Textfeld 20" svg:x="8.07742in" svg:y="3.06476in" svg:width="0.63671in" svg:height="0.33659in">
          <draw:text-box>
            <text:p text:style-name="a404" text:class-names="" text:cond-style-name=""><text:span text:style-name="a403" text:class-names="">2017</text:span></text:p>
          </draw:text-box>
          <svg:title/>
          <svg:desc/>
        </draw:frame>
        <draw:frame draw:id="id72" draw:style-name="a431" draw:name="Textfeld 22" svg:x="1.78424in" svg:y="3.67696in" svg:width="1.81122in" svg:height="1.44733in">
          <draw:text-box>
            <text:p text:style-name="a407" text:class-names="" text:cond-style-name=""><text:span text:style-name="a406" text:class-names=""/></text:p>
            <text:list text:style-name="a410">
              <text:list-item>
                <text:p text:style-name="a409" text:class-names="" text:cond-style-name=""><text:span text:style-name="a408" text:class-names="">Templates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14" text:class-names="">STL<text:s text:c="1"/></text:span><text:span text:style-name="a415" text:class-names="">wit</text:span><text:span text:style-name="a416" text:class-names=""><text:s text:c="1"/></text:span><text:span text:style-name="a417" text:class-names="">containers</text:span><text:span text:style-name="a418" text:class-names=""><text:s text:c="1"/>und<text:s text:c="1"/></text:span><text:span text:style-name="a419" text:class-names="">algorithms</text:span><text:span text:style-name="a420" text:class-names=""><text:s text:c="1"/>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Strings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I/O Streams</text:span></text:p>
              </text:list-item>
            </text:list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3" draw:style-name="a503" draw:name="Textfeld 23" svg:x="3.51671in" svg:y="3.67696in" svg:width="1.96872in" svg:height="2.96198in">
          <draw:text-box>
            <text:p text:style-name="a433" text:class-names="" text:cond-style-name=""><text:span text:style-name="a432" text:class-names=""/></text:p>
            <text:list text:style-name="a438">
              <text:list-item>
                <text:p text:style-name="a437" text:class-names="" text:cond-style-name=""><text:span text:style-name="a434" text:class-names="">Move<text:s text:c="1"/></text:span><text:span text:style-name="a435" text:class-names="">semantic</text:span><text:span text:style-name="a436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39" text:class-names="">Unified<text:s text:c="1"/></text:span><text:span text:style-name="a440" text:class-names="">initialisation</text:span><text:span text:style-name="a441" text:class-names=""/></text:p>
              </text:list-item>
            </text:list>
            <text:list text:style-name="a449">
              <text:list-item>
                <text:p text:style-name="a448" text:class-names="" text:cond-style-name=""><text:span text:style-name="a444" text:class-names="">auto</text:span><text:span text:style-name="a445" text:class-names=""><text:s text:c="1"/>and<text:s text:c="1"/></text:span><text:span text:style-name="a446" text:class-names="">decltype</text:span><text:span text:style-name="a447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0" text:class-names="">Lambda<text:s text:c="1"/></text:span><text:span text:style-name="a451" text:class-names="">functions</text:span><text:span text:style-name="a452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5" text:class-names="">constexpr</text:span><text:span text:style-name="a456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2" text:class-names="">Multithreading and<text:s text:c="1"/></text:span><text:span text:style-name="a463" text:class-names="">the</text:span><text:span text:style-name="a464" text:class-names=""><text:s text:c="1"/></text:span><text:span text:style-name="a465" text:class-names="">memory</text:span><text:span text:style-name="a466" text:class-names=""><text:s text:c="1"/></text:span><text:span text:style-name="a467" text:class-names="">model</text:span><text:span text:style-name="a468" text:class-names=""/></text:p>
              </text:list-item>
            </text:list>
            <text:p text:style-name="a472" text:class-names="" text:cond-style-name=""><text:span text:style-name="a471" text:class-names=""/></text:p>
            <text:list text:style-name="a477">
              <text:list-item>
                <text:p text:style-name="a476" text:class-names="" text:cond-style-name=""><text:span text:style-name="a473" text:class-names="">Regular<text:s text:c="1"/></text:span><text:span text:style-name="a474" text:class-names="">expressions</text:span><text:span text:style-name="a475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78" text:class-names="">Smart<text:s text:c="1"/></text:span><text:span text:style-name="a479" text:class-names="">pointers</text:span><text:span text:style-name="a480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3" text:class-names="">Hash<text:s text:c="1"/></text:span><text:span text:style-name="a484" text:class-names="">tables</text:span><text:span text:style-name="a485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88" text:class-names="">std</text:span><text:span text:style-name="a489" text:class-names="">::</text:span><text:span text:style-name="a490" text:class-names="">array</text:span><text:span text:style-name="a491" text:class-names=""/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  <draw:frame draw:id="id74" draw:style-name="a562" draw:name="Textfeld 24" svg:x="7.21791in" svg:y="3.67696in" svg:width="2.67746in" svg:height="2.12051in">
          <draw:text-box>
            <text:p text:style-name="a505" text:class-names="" text:cond-style-name=""><text:span text:style-name="a504" text:class-names=""/></text:p>
            <text:list text:style-name="a511">
              <text:list-item>
                <text:p text:style-name="a510" text:class-names="" text:cond-style-name=""><text:span text:style-name="a506" text:class-names="">Fold</text:span><text:span text:style-name="a507" text:class-names=""><text:s text:c="1"/></text:span><text:span text:style-name="a508" text:class-names="">expressions</text:span><text:span text:style-name="a509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2" text:class-names="">constexpr</text:span><text:span text:style-name="a513" text:class-names=""><text:s text:c="1"/></text:span><text:span text:style-name="a514" text:class-names="">if</text:span><text:span text:style-name="a515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18" text:class-names="">Structured<text:s text:c="1"/></text:span><text:span text:style-name="a519" text:class-names="">binding</text:span><text:span text:style-name="a520" text:class-names="">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  <text:list text:style-name="a531">
              <text:list-item>
                <text:p text:style-name="a530" text:class-names="" text:cond-style-name=""><text:span text:style-name="a526" text:class-names="">std</text:span><text:span text:style-name="a527" text:class-names="">::</text:span><text:span text:style-name="a528" text:class-names="">string_view</text:span><text:span text:style-name="a529" text:class-names=""/></text:p>
              </text:list-item>
            </text:list>
            <text:list text:style-name="a540">
              <text:list-item>
                <text:p text:style-name="a539" text:class-names="" text:cond-style-name=""><text:span text:style-name="a532" text:class-names="">Parallel<text:s text:c="1"/></text:span><text:span text:style-name="a533" text:class-names="">algorithms</text:span><text:span text:style-name="a534" text:class-names=""><text:s text:c="1"/></text:span><text:span text:style-name="a535" text:class-names="">of</text:span><text:span text:style-name="a536" text:class-names=""><text:s text:c="1"/></text:span><text:span text:style-name="a537" text:class-names="">the</text:span><text:span text:style-name="a538" text:class-names=""><text:s text:c="1"/>STL</text:span></text:p>
              </text:list-item>
            </text:list>
            <text:list text:style-name="a545">
              <text:list-item>
                <text:p text:style-name="a544" text:class-names="" text:cond-style-name=""><text:span text:style-name="a541" text:class-names="">Filesystem<text:s text:c="1"/></text:span><text:span text:style-name="a542" text:class-names="">library</text:span><text:span text:style-name="a543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46" text:class-names="">std</text:span><text:span text:style-name="a547" text:class-names="">::</text:span><text:span text:style-name="a548" text:class-names="">any</text:span><text:span text:style-name="a549" text:class-names="">,<text:s text:c="1"/></text:span><text:span text:style-name="a550" text:class-names="">std</text:span><text:span text:style-name="a551" text:class-names="">::optional</text:span><text:span text:style-name="a552" text:class-names="">, and <text:s text:c="1"/></text:span><text:span text:style-name="a553" text:class-names="">std</text:span><text:span text:style-name="a554" text:class-names="">::variant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  <text:p text:style-name="a561" text:class-names="" text:cond-style-name=""><text:span text:style-name="a560" text:class-names=""/></text:p>
          </draw:text-box>
          <svg:title/>
          <svg:desc/>
        </draw:frame>
        <draw:frame draw:id="id75" draw:style-name="a565" draw:name="Textfeld 15" svg:x="5.96671in" svg:y="2.41127in" svg:width="0.77871in" svg:height="0.30293in">
          <draw:text-box>
            <text:p text:style-name="a564" text:class-names="" text:cond-style-name=""><text:span text:style-name="a563" text:class-names="">C++14</text:span></text:p>
          </draw:text-box>
          <svg:title/>
          <svg:desc/>
        </draw:frame>
        <draw:connector draw:type="line" svg:x1="5.45962in" svg:y1="2.01752in" svg:x2="5.45962in" svg:y2="5.48248in" draw:id="id76" draw:style-name="a567" draw:name="Gerade Verbindung 8">
          <svg:title/>
          <svg:desc/>
        </draw:connector>
        <draw:frame draw:id="id77" draw:style-name="a585" draw:name="Textfeld 23" svg:x="5.48544in" svg:y="3.68459in" svg:width="1.81122in" svg:height="0.77415in">
          <draw:text-box>
            <text:p text:style-name="a569" text:class-names="" text:cond-style-name=""><text:span text:style-name="a568" text:class-names=""/></text:p>
            <text:list text:style-name="a576">
              <text:list-item>
                <text:p text:style-name="a575" text:class-names="" text:cond-style-name=""><text:span text:style-name="a570" text:class-names="">Reader-</text:span><text:span text:style-name="a571" text:class-names="">writer</text:span><text:span text:style-name="a572" text:class-names=""><text:s text:c="1"/></text:span><text:span text:style-name="a573" text:class-names="">locks</text:span><text:span text:style-name="a574" text:class-names=""/></text:p>
              </text:list-item>
            </text:list>
            <text:list text:style-name="a584">
              <text:list-item>
                <text:p text:style-name="a583" text:class-names="" text:cond-style-name=""><text:span text:style-name="a577" text:class-names="">Generic</text:span><text:span text:style-name="a578" text:class-names=""><text:s text:c="1"/></text:span><text:span text:style-name="a579" text:class-names="">lambda</text:span><text:span text:style-name="a580" text:class-names=""><text:s text:c="1"/></text:span><text:span text:style-name="a581" text:class-names="">functions</text:span><text:span text:style-name="a582" text:class-names=""/></text:p>
              </text:list-item>
            </text:list>
          </draw:text-box>
          <svg:title/>
          <svg:desc/>
        </draw:frame>
        <draw:frame draw:id="id78" draw:style-name="a588" draw:name="Textfeld 19" svg:x="6.02996in" svg:y="3.06299in" svg:width="0.63671in" svg:height="0.33659in">
          <draw:text-box>
            <text:p text:style-name="a587" text:class-names="" text:cond-style-name=""><text:span text:style-name="a586" text:class-names="">2014</text:span></text:p>
          </draw:text-box>
          <svg:title/>
          <svg:desc/>
        </draw:frame>
        <draw:connector draw:type="line" svg:x1="9.73787in" svg:y1="2.01752in" svg:x2="9.73787in" svg:y2="5.48248in" draw:id="id79" draw:style-name="a590" draw:name="Gerade Verbindung 8">
          <svg:title/>
          <svg:desc/>
        </draw:connector>
        <draw:frame draw:id="id80" draw:style-name="a593" draw:name="Textfeld 16" svg:x="9.73788in" svg:y="2.17502in" svg:width="1.93398in" svg:height="0.70683in">
          <draw:text-box>
            <text:p text:style-name="a592" text:class-names="" text:cond-style-name=""><text:span text:style-name="a591" text:class-names="">C++20</text:span></text:p>
          </draw:text-box>
          <svg:title/>
          <svg:desc/>
        </draw:frame>
        <draw:frame draw:id="id81" draw:style-name="a596" draw:name="Textfeld 20" svg:x="10.21712in" svg:y="3.06984in" svg:width="0.63671in" svg:height="0.33659in">
          <draw:text-box>
            <text:p text:style-name="a595" text:class-names="" text:cond-style-name=""><text:span text:style-name="a594" text:class-names="">2020</text:span></text:p>
          </draw:text-box>
          <svg:title/>
          <svg:desc/>
        </draw:frame>
        <draw:frame draw:id="id82" draw:style-name="a622" draw:name="Textfeld 23" svg:x="9.73788in" svg:y="3.75068in" svg:width="1.81122in" svg:height="1.27903in">
          <draw:text-box>
            <text:p text:style-name="a598" text:class-names="" text:cond-style-name=""><text:span text:style-name="a597" text:class-names=""/></text:p>
            <text:list text:style-name="a602">
              <text:list-item>
                <text:p text:style-name="a601" text:class-names="" text:cond-style-name=""><text:span text:style-name="a599" text:class-names="">Coroutines</text:span><text:span text:style-name="a600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3" text:class-names="">Contracts</text:span><text:span text:style-name="a604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Modules</text:span></text:p>
              </text:list-item>
            </text:list>
            <text:list text:style-name="a613">
              <text:list-item>
                <text:p text:style-name="a612" text:class-names="" text:cond-style-name=""><text:span text:style-name="a610" text:class-names="">Concepts</text:span><text:span text:style-name="a611" text:class-names=""/></text:p>
              </text:list-item>
            </text:list>
            <text:list text:style-name="a618">
              <text:list-item>
                <text:p text:style-name="a617" text:class-names="" text:cond-style-name=""><text:span text:style-name="a614" text:class-names="">Ranges<text:s text:c="1"/></text:span><text:span text:style-name="a615" text:class-names="">library</text:span><text:span text:style-name="a616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86" draw:style="rect" draw:dots1="1" draw:dots1-length="0.08333in" draw:distance="0.08333in"/>
    <draw:stroke-dash draw:name="a589" draw:style="rect" draw:dots1="1" draw:dots1-length="0.08333in" draw:distance="0.08333in"/>
    <draw:stroke-dash draw:name="a384" draw:style="rect" draw:dots1="1" draw:dots1-length="0.08333in" draw:distance="0.08333in"/>
    <draw:stroke-dash draw:name="a566" draw:style="rect" draw:dots1="1" draw:dots1-length="0.08333in" draw:distance="0.0833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Rainer Grimm</meta:initial-creator>
    <dc:creator>Rainer Grimm</dc:creator>
    <meta:creation-date>2019-10-17T19:55:51Z</meta:creation-date>
    <dc:date>2019-10-17T19:57:39Z</dc:date>
    <meta:editing-cycles>1</meta:editing-cycles>
    <meta:editing-duration>PT0S</meta:editing-duration>
    <meta:document-statistic meta:paragraph-count="48" meta:word-count="96"/>
  </office:meta>
</office:document-meta>
</file>